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07mm"/>
    </style:style>
    <style:style style:name="co3" style:family="table-column">
      <style:table-column-properties fo:break-before="auto" style:column-width="50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paragraph-properties style:writing-mode="rl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دوﺱﺘﺎن! درود ﺑﺮ ﺷﻤﺎ‬!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اﮔﺮ ﻤﻰﺥﻮاهﻴﺪ ﺑﺎ ﻣﻦ ﺁﺷﻨﺎ‬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ﺥﻮاهﺶ ﻤﻰکﻨﻢ‬،ﺷﻮیﺪ‬</text:p>
          </table:table-cell>
          <table:table-cell table:number-columns-repeated="3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روزﻨﮔﺎر ﻣﺮا ﺑﺨﻮاﻧﻴﺪ‬.</text:p>
          </table:table-cell>
          <table:table-cell table:number-columns-repeated="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ﻧﺎم ﻣﻦ ﺑﺎﺑﮏ اﺱﺖ‬.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ﻣﻦ در ﺷﻬﺮ ﺕﻬﺮان‬،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زﻧﺪﮔﯽ‬،ﭘﺎیﺘﺨﺖ ایﺮان‬</text:p>
          </table:table-cell>
          <table:table-cell table:number-columns-repeated="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ﻤﻰکﻨﻢ‬.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ﻣﻦ ﺑﻴﺴﺖ ﺱﺎل دارم و‬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داﻧﺸﺠﻮ هﺴﺘﻢ‬.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داﻧﺸﺠﻮی ﺱﺎل دوم‬،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داﻧﺸﮕﺎﻩ‬،رﺷﺘﻪ ﭘﺰﺷﮑﯽ‬</text:p>
          </table:table-cell>
          <table:table-cell table:number-columns-repeated="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ﺕﻬﺮان‬.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ﻣﻦ هﺮ روز هﺸﺖ ﺑﺎﻣﺪاد‬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از ﺥﻮاب ﺑﻴﺪار ﻣﯽ ﺷﻮم‬.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ﻧﺨﺴﺖ دﺱﺖ و روی ﺥﻮد‬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ﺱﭙﺲ ﻧﺎﺷﺘﺎ‬،را ﻤﻰﺷﻮیﻢ‬</text:p>
          </table:table-cell>
          <table:table-cell table:number-columns-repeated="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ﻤﻰﺥﻮرم‬.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ﻣﻦ در ﺥﺎﻧﻪ ﺕﻨﻬﺎ ﻧﻴﺴﺘﻢ‬،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ﻣﺎدرم‬، ﭘﺪرم‬: هﻤﺮاﻩ ﻣﻦ‬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و ﺥﻮاهﺮم ﻧﻴﺰ زﻧﺪﮔﯽ‬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ﻤﻰکﻨﻨﺪ‬.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ﻣﺎ هﻤﺪیﮕﺮ را دوﺱﺖ‬</text:p>
          </table:table-cell>
          <table:table-cell table:number-columns-repeated="3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داریﻢ‬.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ﭘﺪر ﻣﻦ ﭘﺰﺷﮏ اﺱﺖ و در‬</text:p>
          </table:table-cell>
          <table:table-cell table:number-columns-repeated="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ﺑﻴﻤﺎرﺱﺘﺎن کﺎر ﻤﻰکﻨﺪ‬.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ﻣﺎدر ﻣﻦ دوزﻧﺪﻩ اﺱﺖ و‬</text:p>
          </table:table-cell>
          <table:table-cell table:number-columns-repeated="3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در ﺥﺎﻧﻪ کﺎر ﻤﻰکﻨﺪ‬.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ﺥﻮاهﺮ ﻣﻦ داﻧشﺁﻣﻮز‬</text:p>
          </table:table-cell>
          <table:table-cell table:number-columns-repeated="3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اﺱﺖ‬.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او ﺷﺎﻧﺰدﻩ ﺱﺎل دارد و‬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ﭼﻬﺎر ﺱﺎل از ﻣﻦ کﻮﭼﮑﺘﺮ‬</text:p>
          </table:table-cell>
          <table:table-cell table:number-columns-repeated="3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اﺱﺖ‬.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ﭘﺲ‬،ﻣﺎ هﺮ روز ﭘﻨﺠﺸﻨﺒﻪ‬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ﺑﺎ هﻢ ﻤﻰﻧﺸﻴﻨﻴﻢ و‬،از ﺷﺎم‬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در ﺑﺎرﻩ ﺑﺮﻧﺎﻣﻪ روز ﺁدیﻨﻪ‬</text:p>
          </table:table-cell>
          <table:table-cell table:number-columns-repeated="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کﺠﺎ‬:ﮔﻔﺖ و ﮔﻮ ﻤﻰکﻨﻴﻢ‬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هﻔﺘﻪ ﮔﺬﺷﺘﻪ ﻣﺎدر ﺑﺰرﮔﻢ‬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ﺑﻴﻤﺎر ﺑﻮد و ﻣﺎ ﺑﻪ دیﺪار او‬</text:p>
          </table:table-cell>
          <table:table-cell table:number-columns-repeated="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رﻓﺘﻴﻢ‬.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ایﻦ هﻔﺘﻪ ﺑﺎز هﻢ هﻴﭻ ﺝﺎ‬</text:p>
          </table:table-cell>
          <table:table-cell table:number-columns-repeated="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ﻤﻰداﻧﻴﺪ ﭼﺮا؟‬.ﻧﺮﻓﺘﻴﻢ‬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ﭘﺲ از ایﻨﮑﻪ ﺥﻮد را‬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ﺁﻣﺎدﻩ کﺮدیﻢ ﺕﺎ ﺑﻪ‬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ﻧﺎﮔﻬﺎن‬،کﻮهﺴﺘﺎن ﺑﺮویﻢ‬</text:p>
          </table:table-cell>
          <table:table-cell table:number-columns-repeated="3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ﺕﻠﻔﻦ ﺥﺎﻧﻪ زﻧﮓ زد‬.</text:p>
          </table:table-cell>
          <table:table-cell table:number-columns-repeated="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ﭘﺪرم ﮔﻮﺷﯽ را ﺑﺮداﺷﺖ‬.</text:p>
          </table:table-cell>
          <table:table-cell table:number-columns-repeated="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یﮏ زن ﺑﻮد‬.</text:p>
          </table:table-cell>
          <table:table-cell table:number-columns-repeated="3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ﺁﻗﺎی‬:او ﮔﺮیﻪ کﺮد و ﮔﻔﺖ‬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ﺑﭽﻪ دو ﺱﺎﻝﻪ ﻣﻦ‬،دکﺘﺮ‬</text:p>
          </table:table-cell>
          <table:table-cell table:number-columns-repeated="3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ﺕﺐ دارد‬.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کﻤﮏ‬،ﺥﻮاهﺶ ﻤﻰکﻨﻢ‬</text:p>
          </table:table-cell>
          <table:table-cell table:number-columns-repeated="3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کﻨﻴﺪ‬.</text:p>
          </table:table-cell>
          <table:table-cell table:number-columns-repeated="3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ﭘﺪر ﻣﻦ ﻣﻬﺮﺑﺎن اﺱﺖ‬.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او هﻤﻴﺸﻪ و هﻤﻪ ﺝﺎ ﺑﻪ‬</text:p>
          </table:table-cell>
          <table:table-cell table:number-columns-repeated="3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در‬:ﺑﻴﻤﺎران کﻤﮏ ﻤﻰکﻨﺪ‬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در‬، در ﺥﺎﻧﻪ‬،ﺑﻴﻤﺎرﺱﺘﺎن‬</text:p>
          </table:table-cell>
          <table:table-cell table:number-columns-repeated="3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ﺥﻴﺎﺑﺎن‬!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هﻤﻪ ﻣﺮدم ﭘﺪرم را دوﺱﺖ‬</text:p>
          </table:table-cell>
          <table:table-cell table:number-columns-repeated="3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دارﻧﺪ‬.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ﻣﻦ ﻧﻴﺰ در ﺁیﻨﺪﻩ ﻤﻰﺥﻮاهﻢ‬</text:p>
          </table:table-cell>
          <table:table-cell table:number-columns-repeated="3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ﭘﺰﺷﮏ ﺷﻮم‬.</text:p>
          </table:table-cell>
          <table:table-cell table:number-columns-repeated="3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"ﺥﻮاهﺮم "ﭘﺮواﻧﻪ‬</text:p>
          </table:table-cell>
          <table:table-cell table:number-columns-repeated="3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ﭘﺰﺷﮑﯽ را دوﺱﺖ ﻧﺪارد‬.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او ﻤﻰﺥﻮاهﺪ روزﻧﺎﻣﻪ‬</text:p>
          </table:table-cell>
          <table:table-cell table:number-columns-repeated="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ﻧﮕﺎر ﺷﻮد‬.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ﺥﻮاهﺮم رویﺪادهﺎی هﺮ‬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روز ﺝﻬﺎن را از رﺱﺎﻧﻪ‬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هﺎی ﮔﺮوهﯽ دریﺎﻓﺖ‬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ﻤﻰکﻨﺪ و ﺁﻧﻬﺎ را در‬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روزﻨﮔﺎر ﺥﻮد یﺎدداﺷﺖ‬</text:p>
          </table:table-cell>
          <table:table-cell table:number-columns-repeated="3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ﻤﻰک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ﮔﺎهﯽ ﺑﺎ ﻣﺮدم و دوﺱﺘﺎن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در ﺑﺎرﻩ ایﻦ رویﺪادهﺎ ﮔﻔﺖ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و ﮔﻮ ﻣﯽ ک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او زﺑﺎن ﻓﺎرﺱﯽ را ﺑﻬﺘﺮ از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ﻣﻦ ﻤﻰﻧﮕﺎر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کﻨﺎر‬، ﺕﺎﺑﺴﺘﺎن‬،ﻣﺎ هﺮ ﺱﺎل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دریﺎ ﻣﯽ روی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از ﺕﻬﺮان ﺕﺎ دریﺎی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ﻧﻴﻢ روز راﻩ‬،ﻣﺎزﻧﺪران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ﻣﺎ ﭘﺲ از ﮔﺬﺷﺘﻦ از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کﻮﻩهﺎی ﺑﺴﻴﺎر ﺑﻠﻨﺪ اﻝﺒﺮز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ﺑﻪ ﺱﻮی ﺱﺮزﻣﻴﻦ ﭘﺴﺖ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کﻨﺎر دریﺎ ﺱﺮازیﺮ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ﻤﻰﺷﻮی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اﻣﺴﺎل ﭘﺪرم ﺥﻮدرو ﺥﺮی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و ﻣﺎ ﻤﻰﺕﻮاﻧﻴﻢ ﺑﺎ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ﺥﻮدروى ﺥﻮدﻣﺎن ﺑﺮوی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ﻣﻦ ﻧﻴﺰ ﻤﻰﺥﻮاهﻢ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ﮔﻮاهﯽﻧﺎﻣﻪ راﻧﻨﺪﮔﯽ ﺑﮕﻴﺮم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ﺕﺎ در هﻨﮕﺎم راﻧﻨﺪﮔﯽ ﺑ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ﭘﺪرم کﻤﮏ کﻨ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ﻣﻦ در هﻨﮕﺎم راﻧﻨﺪﮔﯽ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دوﺱﺖ دارم ﺁواز ﺑﺸﻨﻮم و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ﺥﻮدم ﻧﻴﺰ ﺁواز ﺑﺨﻮاﻧ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ﻣﻦ ﺁوازهﺎی ایﺮاﻧﯽ را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ﺑﻴﺸﺘﺮ از ﺁوازهﺎی ﺑﻴﮕﺎﻧ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دوﺱﺖ دارم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ﺥﺎﻧﻮادﻩ ﻣﺎ ﻧﻪ ﺕﻨﻬﺎ در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ایﺮان ﺑﻠﮑﻪ در کﺸﻮرهﺎی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دیﮕﺮ ﺝﻬﺎن ﻧﻴﺰ زﻧﺪﮔﯽ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ﻤﻰک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دایﯽ ﻣﻦ در ﺁﻝﻤﺎن زﻧﺪﮔﯽ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ﻤﻰک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او هﻔﺖ ﺱﺎل ﭘﻴﺶ هﻤﺮاﻩ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ﺑﺎ زن و ﻓﺮزﻧﺪش ﺑﻪ ﺁﻧﺠﺎ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رﻓﺖ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دایﯽ ﻣﻦ هﻨﺮﻣﻨﺪ اﺱﺖ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او ﭘﻴﮑﺮﺕﺮاش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دایﯽ ﻣﻦ ﭼﻬﻞ و دو ﺱﺎل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دارد و دو ﺱﺎل از ﻣﺎدرم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ﺑﺰرﮔﺘﺮ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او ﻧﻴﺰ ﻣﺎﻧﻨﺪ ﭘﺪرش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هﻨﺮﻣﻨﺪ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هﻤﺴﺎل ﻣﻦ‬،ﭘﺴﺮ دایﯽ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اﺱﺖ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او ﻗﺎﻝﯽ ﺑﺎف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ﻗﺎﻝﯽ دﺱﺖ ﺑﺎف در ﺑﺎزار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ﺝﻬﺎن ارزش دار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ﻣﺎ هﻤﻴﺸﻪ ﺑﺎ هﻤﺪیﮕﺮ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ﻧﺎﻤﻪﻧﮕﺎری ﻤﻰکﻨﻴ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اﻣﺮوز ﻧﺨﺴﺘﻴﻦ روز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زﻣﺴﺘﺎن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در ایﺮان زﻣﺴﺘﺎن کﻮﺕﺎﻩ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اﺱﺖ و ﺥﻴﻠﯽ ﺱﺮد ﻧﻴﺴﺖ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دیﺸﺐ ﺝﺸﻦ ﺷﺐ یﻠﺪا ﺑﻮد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درازﺕﺮیﻦ ﺷﺐ ﺱﺎل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ﻣﺎ دیﺸﺐ ﭘﺲ از ﺥﻮردن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ﺷﺎم کﻨﺎر هﻢ ﻧﺸﺴﺘﻴ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ﻣﺎدرم ﺑﺮاىﻣﺎن ﺁﺝﻴﻞ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<text:s/>ﮔﺮدو‬، ﭘﺴﺘﻪ‬، ﺑﺎدام‬:ﺁورد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s/>ﺕﺨﻢ‬، <text:s/>ﻓﻨﺪق‬،ﻧﺨﻮد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...،کﺪو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ﭘﺪرم ﺑﺮای ﻣﺎ هﻨﺪواﻧ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ﺁور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ﻣﻦ و ﺥﻮاهﺮم از ﭘﺪر و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ﻣﺎدرﻣﺎن ﺱﭙﺎﺱﮕﺰاری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کﺮدیﻢ و از ﺥﺪا ﺥﻮاﺱﺘﻴﻢ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کﻪ ﺁﻧﻬﺎ را هﻤﻴﺸ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ﺕﻨﺪرﺱﺖ ﻧﮕﻬﺪار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ﺥﺎﻧﻪﻣﺎ در یﮑﯽ از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ﺥﻴﺎﺑﺎﻦهﺎی ﺁرام ﺕﻬﺮان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ﺝﺎی دار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ﭘﺪرم در ایﻦ‬،دﻩ ﺱﺎل ﭘﻴﺶ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ﺥﻴﺎﺑﺎن زﻣﻴﻦ ﺥﺮیﺪ و کﻢ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کﻢ ایﻦ ﺥﺎﻧﻪ را ﺱﺎﺥﺖ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ﺥﺎﻧﻪﻣﺎ ﭼﻬﺎر اﺕﺎق دارد‬: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کﻪ ویﮋﻩ‬،اﺕﺎق ﭘﺬیﺮایﯽ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ﭘﺬیﺮایﯽ از ﻣﻬﻤﺎﻧﺎن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اﺕﺎق ﺥﻮاب ﭘﺪر و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ﻣﺎدرﻣﺎن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اﺕﺎق ﺥﻮاب ﻣﻦ و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ﺥﻮاهﺮم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و اﺕﺎق ﻧﺸﻴﻤﻦ کﻪ در ﺁن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ﮔﺮد هﻢ ﻤﻰﻧﺸﻴﻨﻴﻢ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ﻤﻰﺥﻮریﻢ یﺎ ﺕﻠﻮیﺰیﻮن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ﺕﻤﺎﺷﺎ ﻤﻰکﻨﻴ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هﻤﭽﻨﻴﻦ ﺁﺷﭙﺰﺥﺎﻧﻪ و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ﮔﺮﻣﺎﺑ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ﭘﻴﺮاﻣﻮن ﺥﺎﻧﻪ ﻣﺎ یﮏ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ﺑﺎﻏﭽﻪ زیﺒﺎ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در ﺑﺎﻏﭽﻪ ﺥﻮدﻣﺎن‬،ﻣﺎ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ﭼﻬﺎر درﺥﺖ کﺎﺷﺘﻴﻢ‬: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s/>درﺥﺖ‬،درﺥﺖ ﺱﻴﺐ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s/>درﺥﺖ هﻠﻮ و‬،ﮔﻼﺑﯽ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درﺥﺖ ﻧﺎرﻧﮕﯽ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s/>ﻣﺎدرم در اﺕﺎق‬،در ﺥﺎﻧ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ﺥﻮدش کﺎر ﻤﻰک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اﺑﺰار کﺎر ﻣﺎدرم در یﮏ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ﮔﻮﺷﻪ اﺕﺎق ﺝﺎی دارﻧﺪ‬: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ﻣﺎﺷﻴﻦ دوزﻧﺪﮔﯽ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ﭘﺎرﭽﻪهﺎی رﻧﮕﺎرﻧﮓ و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اﺑﺮیﺸﻤﯽ‬:ﮔﻮﻧﺎکﻮن‬،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...، ﻧﺨﯽ‬، ﻣﺨﻤﻠﯽ‬،ﭘﺸﻤﯽ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دﮔﻤﻪ‬، ﺕﻴﻎ‬، ﺱﻮزن‬،ﻗﻴﭽﯽ‬،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<text:s/>در‬.... ﻗﺮﻗﺮﻩ ﻧﺦ و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اﻧﺪازﻩهﺎی کﻮﭼﮏ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وﺑﺰر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او هﺮ هﻔﺘﻪ یﮏ ﺑﺎر ﺑ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ﺑﺎزار ﭘﺎرﭽﻪﻓﺮوﺷﯽ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ﻤﻰرود ﺕﺎ ﻧﻴﺎزهﺎ و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کﻤﺒﻮدهﺎی ﺥﻮدش را از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ﺁﻧﺠﺎ ﺑﺨﺮ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ﻣﺎدرم ﺝﺎﻤﻪهﺎی زﻧﺎﻧ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<text:s/>ﺷﻠﻮار‬: ﻣﺎﻧﺪ‬،ﻤﻰدوزد‬،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..... ، ﭘﻴﺮاهﻦ‬،داﻣﻦ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او هﺮ هﻔﺘﻪ یﮏ ﺱﻔﺎرش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ﺕﺎزﻩ ﻤﻰﮔﻴﺮ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ﻣﺎدرم در ﺥﺎﻧﻪ هﻴﭻ ﮔﺎﻩ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ﺑﻴﮑﺎر ﻧﻤﻰﻧﺸﻴ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<text:s/>دوزﻧﺪﮔﯽ‬،ﺁﺷﭙﺰی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کﺎر هﻤﻴﺸﮕﯽ‬،ﺥﺎﻧﻪداری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او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ﺥﺎﻧﻮادﻩ ﻣﻦ ورزش و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ﮔﺮدش را دوﺱﺖ دارد‬: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ﻣﻦ دوﭼﺮﺨﻪﺱﻮاری را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دوﺱﺖ دارم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ﺥﻮاهﺮم اﺴبﺱﻮاری را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دوﺱﺖ دارد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<text:s/>و‬،ﭘﺪرم ﻗﺎﻴﻖﺱﻮاری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ﻣﺎدرم ﭘﻴﺎدﻩروی را دوﺱﺖ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دارﻧ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ﻣﻦ از کﻮدکﯽ دوﭼﺮﺥ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داﺷﺘﻢ و ﺕﺎ کﻨﻮن دوﭼﺮﺥ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ﺱﻮاری ﻤﻰکﻨ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ﭘﺮواﻧﻪ هﻤﻴﺸﻪ ﭘﻴﺶ از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ﺱﻮار ﺷﺪن روی اﺱﺐ از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ﺝﻴﺐ ﺥﻮدش کﻤﯽ ﺷﻴﺮیﻨﯽ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در ﻤﻰﺁورد و ﺑﻪ اﺱﺐ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ﻤﻰدهﺪ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ﻓﺮدا ﻧﺨﺴﺘﻴﻦ‬.ﻧﻮروز ﺁﻣ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روز ﺑﻬﺎر و ﻧﺨﺴﺘﻴﻦ روز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ﺱﺎل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ﺑﺮای هﻤﻴﻦ ﻣﻦ ﺑﺎ هﻤﻪ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ﺝﺎی ﺷﻬﺮ ﺁ ﺷﻨﺎ هﺴﺘﻢ‬: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<text:s/>کﻮﭽﻪهﺎ‬،ﺥﻴﺎﺑﺎنهﺎ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s/>ﺱﻴﻨﻤﺎهﺎ‬،ﻓﺮوﺷﮕﺎﻩهﺎ‬،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.... ،ﺁﻣﻮزﺷﮕﺎﻩهﺎ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ﺥﻮاهﺮم ﭘﺮواﻧﻪ هﺮ هﻔﺘ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یﮏ ﺑﺎر ﺑﻪ ﺑﺎﺷﮕﺎﻩ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اﺱبﺱﻮاری ﻤﻰرو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او هﻤﻴﺸﻪ ﺑﻪ ﻣﻦ ﻤﻰﮔﻮی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کﻪ اﺱبﺱﻮاری از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دوﭼﺮﺨﻪﺱﻮاری ﺱﺨﺘﺘﺮ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ﭘﺲ از ﮔﺮدان ﺷﺪن ﺱﺎل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ﺁﺷﻨﺎیﺎن‬،هﻤﻪ ﺥﺎﻧﻮادﻩهﺎ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هﻤﺴﺎیﮕﺎن و‬،دوﺱﺘﺎن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هﻤﮑﻼﺱﺎن ﺑﺎ هﻤﺪیﮕﺮ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ﺕﻤﺎس ﻤﻰﮔﻴﺮﻧﺪ و ﺁﻏﺎز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ﺱﺎل ﻧﻮ را ﺑﻪ هﻤﺪیﮕﺮ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ﺷﺎدﺑﺎش ﻤﻰﮔﻮیﻨ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اﻣﺮوز ﭘﺪرم ﺑﺎ ﻣﻦ ﺕﻤﺎس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ﮔﺮﻓﺖ و ﮔﻔﺖ‬: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ﺑﻪ ﻣﺎدرت و‬،"ﺑﺎﺑﮏ ﺝﺎن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ﺥﻮاهﺮت ﺑﮕﻮ کﻪ ﻓﺮدا ﺑﺎ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هﻢ کﻨﺎر دریﺎﭼﻪ ﻤﻰروی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ﺑﺎر ﺱﻔﺮ را ﺁﻣﺎدﻩ‬،ﭘﺲ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ﺱﻴﺦ‬، ﻣﻨﻘﻞ‬، ﭼﺎدر‬:کﻨﻴﺪ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ﺑﺸﻘﺎب‬، ﻗﺎﻝﻴﭽﻪ‬،زﻏﺎل‬،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... ﭼﺎﻗﻮ‬،ﭼﻨﮕﺎل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<text:s/>ﮔﻮﺷﺖ‬:ﻣﻦ از ﺱﺮ راهﻢ‬،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"ﻧﺎن و ﻣﻴﻮﻩ ﻣﯽ ﺥﺮم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ﻣﻦ ﺑﺎ ﺷﺎدی ﭘﺎﺱﺦ دادم‬: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"ﺁری ﭘﺪر ﺝﺎن"و ﺑﺎ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ﺷﺘﺎب ﺑﻪ اﺕﺎق ﻣﺎدرم رﻓﺘﻢ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کﻪ او را ﺁﮔﺎﻩ کﻨ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<text:s/>ﺑﺠﺰ ﺥﺎﻧﻮادﻩ‬،کﻨﺎر دریﺎﭼﻪ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ﻧﺰدیﮏ ﺑﻪ هﻔﺖ‬،ﻣﺎ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ﺥﺎﻧﻮادﻩ دیﮕﺮ ﻧﻴﺰ ﭼﺎدر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زدﻩ ﺑﻮدﻧ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ﻣﻦ و ﭘﺪرم ﭼﺎدر را ﺁﻣﺎدﻩ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کﺮدی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ﻣﺎدرم و ﺥﻮاهﺮم ﺑﺮای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هﻤﻪ ﻧﺎﺷﺘﺎ ﺁﻣﺎدﻩ کﺮدﻧﺪ‬: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ﮔﺮدو و ﭼﺎی‬، ﭘﻨﻴﺮ‬،ﻧﺎن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ﺥﻴﻠﯽ ﺥﻮشﻣﺰﻩ ﺑﻮ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هﻮا ﮔﺮم ﺑﻮد وﻝﯽ ﺁب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دریﺎﭼﻪ هﻨﻮز ﺑﺮای ﺷﻨﺎ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کﺮدن ﺱﺮد ﺑﻮ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ﺒﭽﻪهﺎ هﻤﻪ ﺝﺎ ﺑﺎزی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ﻤﻰکﺮدﻧﺪ و در دﺱﺘﺸﺎن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ﺑﺎدکﻨﮏ و ﺑﺎدﺑﺎدک ﺑﺎ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<text:s/>ﺁﺑﯽ و‬،رﻧﮓهﺎی ﺱﺮخ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ﺱﺒﺰ ﮔﺮﻓﺘﻪ ﺑﻮدﻧﺪ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ﺑﻮی ﺷﮑﻮﻔﻪهﺎی درﺥﺘﺎن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هﻤﻪ ﺝﺎ را ﭘﺮ کﺮدﻩ ﺑﻮد‬.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ﻧﻬﺎر ﻣﺎ ﺷﺸﻠﻴﮓ ﺑﻮد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ﻣﺎ ﻗﺎﻝﻴﭽﻪ را ﭘﻬﻦ کﺮدیﻢ و‬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ﮔﺮد هﻢ ﻧﺸﺴﺘﻴﻢ و ﻧﺎهﺎر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ﺥﻮردی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ﭘﻴﺶ از ﺕﺎریﮏ ﺷﺪن هﻮا‬،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ﺱﻮار ﺥﻮدروی ﺥﻮدﻣﺎن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ﺷﺪیﻢ وﺑﻪ ﺥﺎﻧﻪ رﻓﺘﻴﻢ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ﺕﺎ ﺑﺎز ﺷﺪن داﻧﺸﮕﺎﻩ ﭘﻨﺞ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روز ﻣﺎﻧﺪﻩ اﺱﺖ‬.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اﻣﺮوز ﻣﻦ ﺑﻪ دوﺱﺘﻢ‬</text:p>
          </table:table-cell>
          <table:table-cell table:number-columns-repeated="2"/>
          <table:table-cell table:style-name="ce1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ﻓﺮهﺎد ﺕﻠﻔﻦ کﺮدم‬.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او ﻧﻴﺰ ﻣﺎﻧﻨﺪ ﻣﻦ داﻧﺸﺠﻮ‬</text:p>
          </table:table-cell>
          <table:table-cell table:number-columns-repeated="3"/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اﺱﺖ‬.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داﻧﺸﺠﻮی رﺷﺘﻪ‬</text:p>
          </table:table-cell>
          <table:table-cell table:number-columns-repeated="3"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داروﺱﺎزی‬.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ﻣﺎ ﺑﺎ هﻢ دیﺪار کﺮدیﻢ و ﺑﻪ‬</text:p>
          </table:table-cell>
          <table:table-cell table:number-columns-repeated="3"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ﺱﻴﻨﻤﺎ رﻓﺘﻴﻢ‬.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در ﺱﻴﻨﻤﺎ دو ﺑﺎر ﺑﺴﺘﻨﯽ‬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ﺥﻮردیﻢ و ﺥﻴﻠﯽ ﺑﻪ ﻣﺎ‬</text:p>
          </table:table-cell>
          <table:table-cell table:number-columns-repeated="3"/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ﺥﻮش ﮔﺬﺷﺖ‬.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اﻣﺸﺐ در ﺥﺎﻧﻪ ﻣﻬﻤﺎن‬</text:p>
          </table:table-cell>
          <table:table-cell table:number-columns-repeated="3"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دوﺱﺖ ﭘﺪرم‬.داﺷﺘﻴﻢ‬</text:p>
          </table:table-cell>
          <table:table-cell table:number-columns-repeated="3"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هﻤﺮاﻩ ﺥﺎﻧﻮادﻩاش‬.</text:p>
          </table:table-cell>
          <table:table-cell table:number-columns-repeated="3"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او داﻣﭙﺰﺷﮏ اﺱﺖ‬.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هﻤﻪ ﻣﺎ در اﺕﺎق ﭘﺬیﺮایﯽ‬</text:p>
          </table:table-cell>
          <table:table-cell table:number-columns-repeated="3"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ﻧﺸﺴﺘﻴﻢ‬.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دوﺱﺖ ﭘﺪرم یﮏ دﺥﺘﺮ ﺑﻪ‬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ﻧﺎم ﺱﭙﻴﺪﻩ و یﮏ ﭘﺴﺮ ﺑﻪ‬</text:p>
          </table:table-cell>
          <table:table-cell table:number-columns-repeated="3"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ﻧﺎم ﺱﺎﻣﺎن دارد‬.</text:p>
          </table:table-cell>
          <table:table-cell table:number-columns-repeated="3"/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ﺁﻧﺎن هﻤﺴﺎل ﻣﺎ هﺴﺘﻨﺪ‬.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ﺱﭙﻴﺪﻩ دﺥﺘﺮ داﻧﺎ و زیﺒﺎیﯽ‬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اﺱﺖ وﻣﻦ او را دوﺱﺖ‬</text:p>
          </table:table-cell>
          <table:table-cell table:number-columns-repeated="3"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دارم‬.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ﻣﺎ از ﻣﻬﻤﺎﻧﺎن ﺑﻪ ﺥﻮﺑﯽ‬</text:p>
          </table:table-cell>
          <table:table-cell table:number-columns-repeated="3"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<text:s/>ﭼﺎی‬:ﭘﺬیﺮایﯽ کﺮدیﻢ‬،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ﺁﺑﻤﻴﻮﻩ‬،ﺷﻴﺮیﻨﯽ‬،</text:p>
          </table:table-cell>
          <table:table-cell table:number-columns-repeated="3"/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....... ﻣﻴﻮﻩ‬.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اﺕﺎق کﺎر‬،اﺕﺎق ﺥﻮاب ﻣﻦ‬</text:p>
          </table:table-cell>
          <table:table-cell table:number-columns-repeated="3"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ﻣﻦ ﻧﻴﺰ هﺴﺖ‬.</text:p>
          </table:table-cell>
          <table:table-cell table:number-columns-repeated="3"/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ﻣﻴﺰ ﻣﻦ کﻨﺎر ﭘﻨﺠﺮﻩ اﺱﺖ‬.</text:p>
          </table:table-cell>
          <table:table-cell table:number-columns-repeated="3"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ﭼﺮاغ‬:روی ﻣﻴﺰ‬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ﭼﻨﺪیﻦ ﺥﻮدکﺎر‬،روﻣﻴﺰی‬،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ﭘﺎک کﻦ و‬، ﺕﺮاش‬،ﻣﺪاد‬</text:p>
          </table:table-cell>
          <table:table-cell table:number-columns-repeated="3"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ﺑﺮﮔﻪهﺎی ﺱﻔﻴﺪ‬.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کﻨﺎر ﻣﻴﺰ یﮏ ﺕﺎﻗﭽﻪ ﭘﺮ از‬</text:p>
          </table:table-cell>
          <table:table-cell table:number-columns-repeated="3"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کﺘﺎب اﺱﺖ‬: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ﭼﻨﺪیﻦ کﺘﺎب ﭘﺰﺷﮑﯽ و‬</text:p>
          </table:table-cell>
          <table:table-cell table:number-columns-repeated="3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ﭼﻨﺪیﻦ ﻓﺮهﻨﮓ‬.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ﻣﻴﺰ ﻣﻦ ﭼﻬﺎر ﺕﺎ کﺸﻮ‬</text:p>
          </table:table-cell>
          <table:table-cell table:number-columns-repeated="3"/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دارد‬.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در درون ﺁﻧﻬﺎ هﻤﻪ ﭼﻴﺰ‬</text:p>
          </table:table-cell>
          <table:table-cell table:number-columns-repeated="3"/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ﻣﺎﺷﻴﻦ‬:هﺴﺖ‬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<text:s/>ﻧﻮارهﺎی‬،رﻴشﺕﺮاﺷﯽ‬</text:p>
          </table:table-cell>
          <table:table-cell table:number-columns-repeated="3"/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...ﺁهﻨﮓ و ﺁواز و‬.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ﻣﻦ هﻤﻴﺸﻪ اﺕﺎق ﺥﻮدم را‬</text:p>
          </table:table-cell>
          <table:table-cell table:number-columns-repeated="3"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ﺕﻤﻴﺰ ﻤﻰکﻨﻢ‬.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<text:s/>یﮏ‬،کﻨﺎر ﺕﺨﺖ ﺥﻮاب ﻣﻦ‬</text:p>
          </table:table-cell>
          <table:table-cell table:number-columns-repeated="3"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ﺝﺎﻤﻪدان هﺴﺖ کﻪ در ﺁن‬: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ﺝﻮراب‬، ﭘﻴﺮاهﻦ‬،ﺷﻠﻮار‬،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کﻼﻩ و زیﺮﭘﻮش ﻣﻦ ﺝﺎی‬</text:p>
          </table:table-cell>
          <table:table-cell table:number-columns-repeated="3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دارﻧﺪ‬.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<text:s/>یﮏ ﺁیﻨﻪ‬،کﻨﺎر در اﺕﺎق‬</text:p>
          </table:table-cell>
          <table:table-cell table:number-columns-repeated="3"/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ﺑﺰرگ ﺁویﺰان اﺱﺖ‬.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ﺝﺎﻤﻪهﺎی ﻣﻦ هﻤﻴﺸﻪ ﺕﻤﻴﺰ‬</text:p>
          </table:table-cell>
          <table:table-cell table:number-columns-repeated="3"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و اﻃﻮ زدﻩ اﻧﺪ‬.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<text:s text:c="2"/>زیﺮا‬،ﻣﻦ ﺱﻴﮕﺎر ﻨﻤﯽکﺸﻢ‬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<text:s/>ﻤﻰداﻧﻢ کﻪ ﺱﻴﮕﺎر کﺸﻴﺪن‬</text:p>
          </table:table-cell>
          <table:table-cell table:number-columns-repeated="3"/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ﺑﺮای ﺁدم زیﺎنﺁور اﺱﺖ‬.</text:p>
          </table:table-cell>
          <table:table-cell table:number-columns-repeated="3"/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 text:c="2"/>ﭼﺎی‬،)ﭘﺎﻧﺰدﻩ( ﻣﺮدم ایﺮان‬</text:p>
          </table:table-cell>
          <table:table-cell table:number-columns-repeated="3"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را دوﺱﺖ دارﻧﺪ‬.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ﻣﺎ در ﺥﺎﻧﻪ ﭼﻬﺎر ﺕﺎ‬</text:p>
          </table:table-cell>
          <table:table-cell table:number-columns-repeated="3"/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ﺑﺮﻗﯽ‬:ﺱﻤﺎور داریﻢ‬،</text:p>
          </table:table-cell>
          <table:table-cell table:number-columns-repeated="3"/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<text:s/>ﮔﺎزی و زﻏﺎﻝﯽ‬،ﻧﻔﺘﯽ‬.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ﻣﻦ روزی از ﭘﻨﺞ ﺕﺎ دﻩ‬</text:p>
          </table:table-cell>
          <table:table-cell table:number-columns-repeated="3"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ﺑﺎر ﭼﺎی ﻤﻰﻨوﺷﻢ‬.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اﺱﺘﮑﺎﻦهﺎی ﻣﺎ ﺥﻴﻠﯽ‬</text:p>
          </table:table-cell>
          <table:table-cell table:number-columns-repeated="3"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کﻮﭼﮏ و ﺱﺒﮏ هﺴﺘﻨﺪ‬.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ﻣﻦ هﻤﻴﺸﻪ ﭼﺎی ﻜﻢرﻧﮓ‬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<text:s/>وﻝﯽ ﭘﺪرم ﭼﺎی‬،ﻤﻰﻨوﺷﻢ‬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ﭘﺮرﻧﮓ را ﺑﻴﺸﺘﺮ دوﺱﺖ‬</text:p>
          </table:table-cell>
          <table:table-cell table:number-columns-repeated="3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دارد‬.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ﻣﺎ ایﺮاﻨﯽهﺎ در ﭼﺎی ﺷﮑﺮ‬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ﻨﻤﯽریﺰیﻢ و ﺑﻪ ﺝﺎیﺶ در‬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دهﺎن ﺥﻮدﻣﺎن یﮏ ﺕﮑﻪ‬</text:p>
          </table:table-cell>
          <table:table-cell table:number-columns-repeated="3"/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ﻗﻨﺪ ﻤﻰﮔﺬاریﻢ‬.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اﮔﺮ ﭼﻪ واﮋﻩﻫﺎی ﺱﻤﺎور و‬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اﺱﺘﮑﺎن روﺱﯽ هﺴﺘﻨﺪ‬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وﻝﯽ اﻣﺮوزﻩ در هﺮ ﺥﺎﻧﻪ‬</text:p>
          </table:table-cell>
          <table:table-cell table:number-columns-repeated="3"/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ایﺮاﻧﯽ ﭘﻴﺪا ﻤﻰﺷﻮﻧﺪ‬.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ﺥﻮاهﺮم دوﺱﺖ دارد در‬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ﭼﺎی دارﭼﻴﻦ ﺑﺮیﺰد و‬</text:p>
          </table:table-cell>
          <table:table-cell table:number-columns-repeated="3"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<text:s/>ﻣﺎدرم ﺁب ﻝﻴﻤﻮﺕﺮش‬.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در ﭼﺎیﺨﺎﻨﻪهﺎ ﮔﺎهﯽ یﮏ‬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ﺱﻤﺎور ﭘﻨﺠﺎﻩ ﻝﺘﺮی‬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ﻤﻰﺕﻮان دیﺪ کﻪ ﺑﺮ دهﺎﻧﻪ‬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ﺁن ﭼﻨﺪیﻦ ﻗﻮری ﺑﺰرگ و‬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کﻮﭼﮏ روی یﮑﺪیﮕﺮ‬</text:p>
          </table:table-cell>
          <table:table-cell table:number-columns-repeated="3"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ﺝﺎی دارﻧﺪ‬.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ﻓﺮدا ﺝﺸﻦ زادروز ﻣﺎدرم‬</text:p>
          </table:table-cell>
          <table:table-cell table:number-columns-repeated="3"/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اﺱﺖ‬.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اﻣﺮوز در ایﻦ اﻧﺪیﺸﻪ‬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ﺑﻮدم کﻪ ﺑﺮای او ﭼﻪ‬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ﺑﺨﺮم؟‬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یﮏ دﺱﺘﻪ ﮔﻞ؟ ﮔﺮدنﺑﻨﺪ؟‬</text:p>
          </table:table-cell>
          <table:table-cell table:number-columns-repeated="3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اﻧﮕﺸﺘﺮ؟‬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ﺑﺎ ﺥﻮاهﺮم ﮔﻔﺖ و ﮔﻮ‬</text:p>
          </table:table-cell>
          <table:table-cell table:number-columns-repeated="3"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/>کﺮدم‬.</text:p>
          </table:table-cell>
          <table:table-cell table:number-columns-repeated="3"/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<text:s/>ﭘﺪر‬، "ﺑﺎﺑﮏ ﺝﺎن‬:او ﮔﻔﺖ‬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<text:s/>ﺑﻴﺎ ﺕﺎ‬،دوﺱﺘﻢ زرﮔﺮ اﺱﺖ‬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ﻣﻦ و ﺕﻮ ﭘﻮﻞهﺎی ﺥﻮدﻣﺎن‬</text:p>
          </table:table-cell>
          <table:table-cell table:number-columns-repeated="3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را روی هﻢ ﺑﮕﺬاریﻢ و‬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ﺑﺮای ﻣﺎدرﻣﺎن دو دﺴﺕﺒﻨﺪ‬</text:p>
          </table:table-cell>
          <table:table-cell table:number-columns-repeated="3"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"زریﻦ ﺑﺨﺮیﻢ‬</text:p>
          </table:table-cell>
          <table:table-cell table:number-columns-repeated="3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ﻣﻦ از ﭘﻨﺪ ﺥﻮاهﺮم ﺷﺎد‬</text:p>
          </table:table-cell>
          <table:table-cell table:number-columns-repeated="3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ﺷﺪم و ﺑﺎ ﺷﺘﺎب ﭘﻮل ﺥﻮد‬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را کﻪ ﭘﻨﺠﺎﻩ هﺰار ﺕﻮﻣﺎن‬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ﺑﻮد ﺑﺮداﺷﺘﻢ‬</text:p>
          </table:table-cell>
          <table:table-cell table:number-columns-repeated="3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/>و هﻤﺮاﻩ ﺥﻮاهﺮم ﺑﻪ ﻣﻐﺎزﻩ‬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زرﮔﺮ رﻓﺘﻴﻢ و دو دﺱﺘﺒﻨﺪ‬</text:p>
          </table:table-cell>
          <table:table-cell table:number-columns-repeated="3"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زیﺒﺎ ﺥﺮیﺪیﻢ‬.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ﭘﺪرم یﮏ دﺱﺘﮕﺎﻩ ﻣﺎﺷﻴﻦ‬</text:p>
          </table:table-cell>
          <table:table-cell table:number-columns-repeated="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رﺥﺘﺸﻮیﯽ ﺑﺮای ﻣﺎدرم ﺑﻪ‬</text:p>
          </table:table-cell>
          <table:table-cell table:number-columns-repeated="3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ارﻣﻐﺎن ﺁوردﻩ ﺑﻮد‬.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ﻣﻦ و ﺥﻮاهﺮم اﺕﺎﻖهﺎی‬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ﺥﺎﻧﻪ را ﺁذیﻦ ﺑﻨﺪی کﺮدیﻢ‬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و هﻤﻪ ﺝﺎ را ﺝﺎرو زدیﻢ و‬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زیﺮا ﻣﺎدرﻣﺎن‬،ﺕﻤﻴﺰ کﺮدیﻢ‬</text:p>
          </table:table-cell>
          <table:table-cell table:number-columns-repeated="3"/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را ﺥﻴﻠﯽ دوﺱﺖ داریﻢ‬.</text:p>
          </table:table-cell>
          <table:table-cell table:number-columns-repeated="3"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) هﻔﺪﻩ ( اﻣﺮوز از ﻝﻮﻝﻪ‬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/>ﺁب‬،ﺁب در ﺁﺷﭙﺰﺥﺎﻧﻪ‬</text:p>
          </table:table-cell>
          <table:table-cell table:number-columns-repeated="3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ﭼﮑﻴﺪ‬.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ﻣﻦ ﺑﺎ ﺷﺘﺎب ﭘﻴﺮاهﻦ و‬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ﺷﻠﻮار ﺥﻮد را ﭘﻮﺷﻴﺪم و‬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از ﺥﺎﻧﻪ ﺑﻴﺮون رﻓﺘﻢ ﺕﺎ‬</text:p>
          </table:table-cell>
          <table:table-cell table:number-columns-repeated="3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یﮏ ﻝﻮﻠﻪکﺶ ﭘﻴﺪا کﻨﻢ‬.</text:p>
          </table:table-cell>
          <table:table-cell table:number-columns-repeated="3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/>او‬،از هﻤﺴﺎیﻪ ﭘﺮﺱﻴﺪم‬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ﮔﻔﺖ در زیﺮ ﭘﻞ کﻪ‬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روﺒﻪروی ﺥﺎﻧﻪ ﻣﺎ اﺱﺖ‬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ﭼﻨﺪیﻦ کﺎرﮔﺮ ﺑﺎ ﭙﻴﺷﻪهﺎی‬</text:p>
          </table:table-cell>
          <table:table-cell table:number-columns-repeated="3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ﺷﺎیﺪ‬،ﮔﻮﻧﺎﮔﻮن ایﺴﺘﺎدﻩاﻧﺪ‬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ﻣﻴﺎن ﺁﻧﻬﺎ ﻝﻮﻠﻪکﺶ ﻧﻴﺰ‬</text:p>
          </table:table-cell>
          <table:table-cell table:number-columns-repeated="3"/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ﺑﺎﺷﺪ‬.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کﺎرﮔﺮان ﻣﺮا ﺑﻪ ﻝﻮﻠﻪکﺶ‬</text:p>
          </table:table-cell>
          <table:table-cell table:number-columns-repeated="3"/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ﭘﻴﺮﻣﺮد راهﻨﻤﺎیﯽ کﺮدﻧﺪ‬.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ﻣﻦ هﻤﺮاﻩ او ﺑﻪ ﺥﺎﻧﻪ‬</text:p>
          </table:table-cell>
          <table:table-cell table:number-columns-repeated="3"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ﺑﺮﮔﺸﺘﻢ‬.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او کﻴﻒ اﺑﺰار ﺥﻮد را ﺑﺎز‬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کﺮد و از ﺁن ﺁﭼﺎر‬،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اﻧﺒﺮدﺱﺖ و ﻧﻮار ﺁب ﺑﻨﺪی‬</text:p>
          </table:table-cell>
          <table:table-cell table:number-columns-repeated="3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درﺁورد و کﺎرش را ﺁﻏﺎز‬</text:p>
          </table:table-cell>
          <table:table-cell table:number-columns-repeated="3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کﺮد‬.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/>ﻣﻦ‬، ﭘﺲ از ﭘﺎیﺎن کﺎر‬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دﺱﺘﻤﺰد او را دادم و از او‬</text:p>
          </table:table-cell>
          <table:table-cell table:number-columns-repeated="3"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ﺱﭙﺎﺱﮕﺰاری کﺮدم‬.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ﺑﺎﻣﺪاد اﻣﺮوز یﮑﯽ زﻧﮓ‬</text:p>
          </table:table-cell>
          <table:table-cell table:number-columns-repeated="3"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در را زد‬.</text:p>
          </table:table-cell>
          <table:table-cell table:number-columns-repeated="3"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" " کﻴﺴﺖ؟‬:ﭘﺮﺱﻴﺪم‬</text:p>
          </table:table-cell>
          <table:table-cell table:number-columns-repeated="3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ﭘﺎﺱﺦ ﺁﻣﺪ "ﻣﻦ ﺷﻴﺪا‬</text:p>
          </table:table-cell>
          <table:table-cell table:number-columns-repeated="3"/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/>ﻣﺎدر ﺷﻤﺎ ﺥﺎﻧﻪ‬.هﺴﺘﻢ‬</text:p>
          </table:table-cell>
          <table:table-cell table:number-columns-repeated="3"/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"اﺱﺖ؟‬</text:p>
          </table:table-cell>
          <table:table-cell table:number-columns-repeated="3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ﺁری ﺥﺎﻧﻪ اﺱﺖ‬.</text:p>
          </table:table-cell>
          <table:table-cell table:number-columns-repeated="3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در را ﺑﺎز کﺮدم و ﺑﻪ‬</text:p>
          </table:table-cell>
          <table:table-cell table:number-columns-repeated="3"/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ﻣﻬﻤﺎن ﺥﻮش ﺁﻣﺪ ﮔﻔﺘﻢ‬.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ﺷﻴﺪا یﮏ زن ﺝﻮان و‬</text:p>
          </table:table-cell>
          <table:table-cell table:number-columns-repeated="3"/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/>زیﺒﺎ اﺱﺖ‬.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ﻣﻮی ﺱﺮش ﺱﻴﺎﻩ و ﺑﻠﻨﺪ‬،</text:p>
          </table:table-cell>
          <table:table-cell table:number-columns-repeated="3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ﭼﺸﻤﺎن او درﺷﺖ و‬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ﻠبهﺎیﺶ هﻤﻴﺸﻪ ﻝﺒﺨﻨﺪ‬</text:p>
          </table:table-cell>
          <table:table-cell table:number-columns-repeated="3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ﻤﻰزﻧﺪ‬.</text:p>
          </table:table-cell>
          <table:table-cell table:number-columns-repeated="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داﻣﻦ او هﻨﻮز ﺁﻣﺎدﻩ ﻧﺸﺪﻩ‬</text:p>
          </table:table-cell>
          <table:table-cell table:number-columns-repeated="3"/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ﺑﻮد‬.</text:p>
          </table:table-cell>
          <table:table-cell table:number-columns-repeated="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او ﺁﻣﺪﻩ ﺑﻮد ﺕﺎ داﻣﻦ ﻧﻮ‬</text:p>
          </table:table-cell>
          <table:table-cell table:number-columns-repeated="3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او ﻧﺰد ﻣﺎدرم یﮏ داﻣﻦ‬</text:p>
          </table:table-cell>
          <table:table-cell table:number-columns-repeated="3"/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ﺱﻔﺎرش دادﻩ ﺑﻮد‬.</text:p>
          </table:table-cell>
          <table:table-cell table:number-columns-repeated="3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ﺥﻮدش را اﻧﺪازﻩ ﺑﮕﻴﺮد‬.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هﻤﻴﻨﮑﻪ داﻣﻨﺶ را ﭘﻮﺷﻴﺪ‬</text:p>
          </table:table-cell>
          <table:table-cell table:number-columns-repeated="3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زیﺒﺎﺕﺮ ﺷﺪ‬.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ﻣﻦ ﺁﻩ کﺸﻴﺪم و ﺑﺎ ﺥﻮد‬</text:p>
          </table:table-cell>
          <table:table-cell table:number-columns-repeated="3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"ایﮑﺎش ﺷﻴﺪا‬:ﮔﻔﺘﻢ‬</text:p>
          </table:table-cell>
          <table:table-cell table:number-columns-repeated="3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"!هﻤﺴﺮ ﻣﻦ ﻤﻰﺑﻮد‬.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اﻣﺮوز ﺥﻮاهﺮم ﺑﺎ ﺥﻮدش‬</text:p>
          </table:table-cell>
          <table:table-cell table:number-columns-repeated="3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روزﻧﺎﻣﻪ ﺁورد‬.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هﻨﮕﺎﻣﯽ کﻪ روزﻧﺎﻣﻪ را‬</text:p>
          </table:table-cell>
          <table:table-cell table:number-columns-repeated="3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ﻤﻰﺥﻮاﻧﺪم یﮏ ﺁﮔﻬﯽ دیﺪم‬.</text:p>
          </table:table-cell>
          <table:table-cell table:number-columns-repeated="3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" ﮔﺮوﻩ ﺱﻴﺮک ﺷﻬﺮ‬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ﻣﺴﮑﻮ ﺑﺮای ﻧﻤﺎیﺶ ﺱﻪ‬</text:p>
          </table:table-cell>
          <table:table-cell table:number-columns-repeated="3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روزﻩ ﺑﻪ ﺕﻬﺮان ﺁﻣﺪﻧﺪ‬.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در ایﻦ ﺑﺮﻧﺎﻣﻪ ﺑﻨﺪﺑﺎزان‬،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/>هﻤﭽﻨﻴﻦ‬،ﺝﺎدوﮔﺮان‬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ﮔﺮوهﯽ از ﺝﺎﻧﻮران ﻣﺎﻧﻨﺪ‬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<text:s/>ﺥﺮس و‬، ﺑﺒﺮ‬،ﺷﻴﺮ‬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ﻣﻴﻤﻮن ﻧﻤﺎیﺶ ﺥﻮاهﻨﺪ‬</text:p>
          </table:table-cell>
          <table:table-cell table:number-columns-repeated="3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".داد‬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ﺁﮔﻬﯽ ﺑﺰرگ و رﻧﮕﻴﻦ‬</text:p>
          </table:table-cell>
          <table:table-cell table:number-columns-repeated="3"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ﭼﺎپ ﺷﺪﻩ ﺑﻮد‬: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هﻤﻴﻨﮑﻪ ﺁﮔﻬﯽ را ﺥﻮاﻧﺪم‬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ﺑﺎ ﭘﺪرم ﺕﻤﺎس ﮔﺮﻓﺘﻢ و ﻣﺎ‬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در ایﻦ ﺑﺎرﻩ ﺑﺎ هﻢ ﮔﻔﺖ و‬</text:p>
          </table:table-cell>
          <table:table-cell table:number-columns-repeated="3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ﮔﻮ کﺮدیﻢ‬.</text:p>
          </table:table-cell>
          <table:table-cell table:number-columns-repeated="3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"ﺑﺎﺑﮏ‬:او ﭘﺎﺱﺦ داد‬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ﺑﺮو از ﻣﺎردت ﭘﻮل‬،ﺝﺎن‬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ﺑﮕﻴﺮ و ﺑﺮای ﻧﻤﺎیﺶ‬</text:p>
          </table:table-cell>
          <table:table-cell table:number-columns-repeated="3"/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اﻣﺸﺐ ﭼﻬﺎرﺕﺎ ﺑﻠﻴﺖ ﺑﺨﺮ‬.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کﻮﺷﺶ کﻦ کﻪ در‬</text:p>
          </table:table-cell>
          <table:table-cell table:number-columns-repeated="3"/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string" calcext:value-type="string">
            <text:p>".ردﻴﻒهﺎی ﺝﻠﻮ ﺑﺎﺷﺪ‬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اﻣﺸﺐ ﭘﺪرم زودﺕﺮ از‬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هﻤﻴﺸﻪ ﺑﻪ ﺥﺎﻧﻪ ﺁﻣﺪ و ﻣﺎ‬</text:p>
          </table:table-cell>
          <table:table-cell table:number-columns-repeated="3"/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ﺑﻪ ﺱﻴﺮک رﻓﺘﻴﻢ‬.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روﺲهﺎ در ﺱﻴﺮک ﺑﺎزی‬</text:p>
          </table:table-cell>
          <table:table-cell table:number-columns-repeated="3"/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/>هﻤﺘﺎ ﻧﺪارﻧﺪ‬!</text:p>
          </table:table-cell>
          <table:table-cell table:number-columns-repeated="3"/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ﺥﻴﻠﯽ ﺥﻮش ﮔﺬﺷﺖ‬.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/>اﻣﺮوز ﻣﻦ هﻤﺮاﻩ ﻣﺎدرم ﺑﻪ‬</text:p>
          </table:table-cell>
          <table:table-cell table:number-columns-repeated="3"/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ﺥﻮاﺱﺘﮕﺎری رﻓﺘﻢ‬.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او دوﺱﺖ ﺥﻮاهﺮ ﻣﻦ و‬</text:p>
          </table:table-cell>
          <table:table-cell table:number-columns-repeated="3"/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/>ﻧﺎﻣﺶ "ﺑﺎﻧﻮ" اﺱﺖ‬.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ﺑﺎﻧﻮ دﺥﺘﺮی ﺥﻮشاﻧﺪام‬،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ﻣﻬﺮﺑﺎن و ﺥﺎﻨﻪدار ﺥﻮﺑﯽ‬</text:p>
          </table:table-cell>
          <table:table-cell table:number-columns-repeated="3"/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اﺱﺖ‬.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ﻣﻦ ﺷﺶ ﻣﺎﻩ ﭘﻴﺶ ﺑﺎ او‬</text:p>
          </table:table-cell>
          <table:table-cell table:number-columns-repeated="3"/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ﺁﺷﻨﺎ ﺷﺪم‬.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<text:s/>ﻣﻦ ﺑﻬﺘﺮیﻦ ﺝﺎﻤﻪهﺎیﻢ را‬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/>ﭘﻮﺷﻴﺪم و ﻣﺎ ﺑﻪ ﺥﺎﻧﻪ ﺁﻧﻬﺎ‬</text:p>
          </table:table-cell>
          <table:table-cell table:number-columns-repeated="3"/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رﻓﺘﻴﻢ‬.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در اﺕﺎق ﭘﺬیﺮایﯽ هﻨﮕﺎﻣﯽ‬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/>ﻣﺎدرم و ﻣﺎدر ﺑﺎﻧﻮ‬،کﻪ ﻣﻦ‬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 text:c="2"/>ﺑﺎﻧﻮ ﺑﺎ یﮏ‬،ﻧﺸﺴﺘﻪ ﺑﻮدیﻢ‬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ﺱﻴﻨﯽ در دﺱﺖ کﻪ در ﺁن‬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ﭼﺎی و ﺷﻴﺮیﻨﯽ ﺑﻮد درون‬</text:p>
          </table:table-cell>
          <table:table-cell table:number-columns-repeated="3"/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اﺕﺎق ﺁﻣﺪ‬.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از ﻣﺎ ﭘﺬیﺮایﯽ کﺮد و ﺑﺎ ﻣﺎ‬</text:p>
          </table:table-cell>
          <table:table-cell table:number-columns-repeated="3"/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ﻧﺸﺴﺖ‬.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ﻣﺎدران ﻣﺎ در ﺑﺎرﻩ زﻧﺪﮔﯽ‬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و ﺁیﻨﺪﻩ ﻣﻦ وﺑﺎﻧﻮ ﮔﻔﺖ و‬</text:p>
          </table:table-cell>
          <table:table-cell table:number-columns-repeated="3"/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ﮔﻮ کﺮدﻧﺪ‬.</text:p>
          </table:table-cell>
          <table:table-cell table:number-columns-repeated="3"/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<text:s/>"ﺑﺎﺑﮏ‬:ﻣﺎدرم ﮔﻔﺖ‬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ﺑﺎﻧﻮ ﺑﺮﮔﺮدان زﺑﺎن‬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ﺁﻧﻬﺎ هﺮ دو کﺎر‬،اﻧﮕﻠﻴﺴﯽ‬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ﺥﻮاهﻨﺪ کﺮد و ﺑﺮای ﺥﻮد‬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یﮏ ﺥﺎﻧﻪ یﮏ اﺕﺎﻗﻪ‬</text:p>
          </table:table-cell>
          <table:table-cell table:number-columns-repeated="3"/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".ﺥﻮاهﻨﺪ ﺥﺮیﺪ‬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هﻤﻪ ﺥﺸﻨﻮد و ﺥﻨﺪان‬</text:p>
          </table:table-cell>
          <table:table-cell table:number-columns-repeated="3"/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ﺑﻮدیﻢ‬.</text:p>
          </table:table-cell>
          <table:table-cell table:number-columns-repeated="3"/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ﺱﭙﺲ ﻣﺎدران ﻣﺎ ﮔﻔﺘﻨﺪ‬:</text:p>
          </table:table-cell>
          <table:table-cell table:number-columns-repeated="3"/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/>اکﻨﻮن‬،"ﺑﺎﺑﮏ و ﺑﺎﻧﻮ‬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هﻤﺪیﮕﺮ را در ﺁﻏﻮش‬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ﺑﮕﻴﺮیﺪ و اﻧﮕﺸﺘﺮ ﻧﺎﻣﺰدی‬</text:p>
          </table:table-cell>
          <table:table-cell table:number-columns-repeated="3"/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را ﺑﻪ دﺱﺖ هﻢ کﻨﻴﺪ‪ .‬ﺷﺎد‬</text:p>
          </table:table-cell>
          <table:table-cell table:number-columns-repeated="3"/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کﺎم ﺑﺎﺷﻴﺪ!"‬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5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Tahoma" style:font-family-asian="Tahoma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8:22:01.186382717</meta:creation-date>
    <dc:date>2018-08-13T11:04:13.472912042</dc:date>
    <meta:editing-duration>PT1H31M28S</meta:editing-duration>
    <meta:editing-cycles>5</meta:editing-cycles>
    <meta:generator>LibreOffice/5.1.6.2$Linux_X86_64 LibreOffice_project/10m0$Build-2</meta:generator>
    <meta:document-statistic meta:table-count="1" meta:cell-count="1034" meta:object-count="0"/>
  </office:meta>
</office:document-meta>
</file>